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D4000002A0A10B6DADD62F1FF6.jpg" manifest:media-type="image/jpeg"/>
  <manifest:file-entry manifest:full-path="Pictures/10000000000004D20000029D68F923DAAF8F57A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roman" style:font-pitch="variable"/>
    <style:font-face style:name="Tinos" svg:font-family="Tinos" style:font-family-generic="roman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font-size="18pt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5.4cm" svg:height="0.962cm" svg:x="1.4cm" svg:y="0.3cm">
          <draw:text-box>
            <text:p text:style-name="P1">Deutsch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draw:frame draw:style-name="gr1" draw:text-style-name="P2" draw:layer="layout" svg:width="5.4cm" svg:height="0.962cm" svg:x="1.4cm" svg:y="0.3cm">
          <draw:text-box>
            <text:p text:style-name="P1">Deutsch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2" draw:layer="layout" svg:width="5.4cm" svg:height="0.962cm" svg:x="1.4cm" svg:y="0.3cm">
          <draw:text-box>
            <text:p text:style-name="P1">English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>
        <draw:frame draw:style-name="gr1" draw:text-style-name="P2" draw:layer="layout" svg:width="5.4cm" svg:height="0.962cm" svg:x="1.4cm" svg:y="0.2cm">
          <draw:text-box>
            <text:p text:style-name="P1">Englisch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2" draw:layer="layout" svg:width="5.4cm" svg:height="0.962cm" svg:x="1.4cm" svg:y="0.3cm">
          <draw:text-box>
            <text:p text:style-name="P1">Nederlands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>
        <draw:frame draw:style-name="gr1" draw:text-style-name="P2" draw:layer="layout" svg:width="5.4cm" svg:height="0.962cm" svg:x="1.4cm" svg:y="0.2cm">
          <draw:text-box>
            <text:p text:style-name="P1">Nederlands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" svg:font-family="Arimo" style:font-family-generic="roman" style:font-pitch="variable"/>
    <style:font-face style:name="Tinos" svg:font-family="Tinos" style:font-family-generic="roman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_20_1" draw:display-name="Bitmap 1" xlink:href="Pictures/10000000000004D20000029D68F923DAAF8F57A2.jpg" xlink:type="simple" xlink:show="embed" xlink:actuate="onLoad"/>
    <draw:fill-image draw:name="background" xlink:href="Pictures/10000000000004D4000002A0A10B6DADD62F1FF6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no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mo" fo:font-family="Arimo" style:font-family-generic="roman" style:font-pitch="variable" fo:font-size="18pt" fo:font-style="normal" fo:text-shadow="none" style:text-underline-style="none" fo:font-weight="normal" style:letter-kerning="true" style:font-name-asian="Adobe Blank" style:font-family-asian="'Adobe Blan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mo" fo:font-family="Arimo" style:font-family-generic="roman" style:font-pitch="variable" fo:font-size="20pt" fo:font-style="normal" fo:text-shadow="none" style:text-underline-style="none" fo:font-weight="normal" style:letter-kerning="true" fo:background-color="transparent" style:font-name-asian="Adobe Blank" style:font-family-asian="'Adobe Blan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mo" fo:font-family="Arimo" style:font-family-generic="roman" style:font-pitch="variable" fo:font-size="26.7000007629395pt" fo:font-style="normal" fo:text-shadow="none" style:text-underline-style="none" fo:font-weight="normal" style:letter-kerning="true" fo:background-color="transparent" style:font-name-asian="Adobe Blank" style:font-family-asian="'Adobe Blan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32cm" fo:margin-bottom="0cm" fo:text-indent="0cm"/>
      <style:text-properties fo:font-size="23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48cm" fo:margin-bottom="0cm" fo:text-indent="0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65cm" fo:margin-bottom="0cm" fo:text-indent="0cm"/>
      <style:text-properties fo:font-size="16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mo" fo:font-family="Arimo" style:font-family-generic="roman" style:font-pitch="variable" fo:font-size="32pt" fo:font-style="normal" fo:text-shadow="none" style:text-underline-style="none" fo:font-weight="normal" style:letter-kerning="true" fo:background-color="transparent" style:font-name-asian="Adobe Blank" style:font-family-asian="'Adobe Blan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mo" fo:font-family="Arimo" style:font-family-generic="roman" style:font-pitch="variable" fo:font-size="36.7000007629395pt" fo:font-style="normal" fo:text-shadow="none" style:text-underline-style="none" fo:font-weight="normal" style:letter-kerning="true" fo:background-color="transparent" style:font-name-asian="Adobe Blank" style:font-family-asian="'Adobe Blan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808cm" svg:x="1cm" svg:y="3.016cm"/>
      <draw:page-thumbnail draw:layer="backgroundobjects" svg:width="9.294cm" svg:height="5.808cm" svg:x="1cm" svg:y="11.064cm"/>
      <draw:page-thumbnail draw:layer="backgroundobjects" svg:width="9.294cm" svg:height="5.808cm" svg:x="1cm" svg:y="19.112cm"/>
      <draw:page-thumbnail draw:layer="backgroundobjects" svg:width="9.294cm" svg:height="5.808cm" svg:x="11.295cm" svg:y="3.016cm"/>
      <draw:page-thumbnail draw:layer="backgroundobjects" svg:width="9.294cm" svg:height="5.808cm" svg:x="11.295cm" svg:y="11.064cm"/>
      <draw:page-thumbnail draw:layer="backgroundobjects" svg:width="9.294cm" svg:height="5.808cm" svg:x="11.295cm" svg:y="19.112cm"/>
    </style:handout-master>
    <style:master-page style:name="Default" style:page-layout-name="PM1" draw:style-name="Mdp1">
      <draw:frame presentation:style-name="Default-title" draw:layer="backgroundobjects" svg:width="25.199cm" svg:height="2.922cm" svg:x="1.4cm" svg:y="0.696cm" presentation:class="title" presentation:placeholder="true">
        <draw:text-box/>
      </draw:frame>
      <draw:frame presentation:style-name="Default-outline1" draw:layer="backgroundobjects" svg:width="25.199cm" svg:height="10.149cm" svg:x="1.4cm" svg:y="4.094cm" presentation:class="outline" presentation:placeholder="true">
        <draw:text-box/>
      </draw:frame>
      <draw:frame presentation:style-name="Mpr1" draw:text-style-name="MP2" draw:layer="backgroundobjects" svg:width="6.523cm" svg:height="1.207cm" svg:x="1.4cm" svg:y="15.942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207cm" svg:x="9.576cm" svg:y="15.942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207cm" svg:x="20.076cm" svg:y="15.942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1T10:59:06.193370189</meta:creation-date>
    <meta:editing-duration>PT8M56S</meta:editing-duration>
    <meta:editing-cycles>2</meta:editing-cycles>
    <dc:date>2017-01-11T11:07:08.065867379</dc:date>
    <meta:document-statistic meta:object-count="39"/>
    <meta:generator>LibreOffice/5.2.4.2.0$Linux_X86_64 LibreOffice_project/20m0$Build-2</meta:generator>
  </office:meta>
</office:document-meta>
</file>